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302" table:style-name="ce6">
            <text:p>9,302</text:p>
          </table:table-cell>
          <table:table-cell office:value-type="float" office:value="8392.1918205492202" table:style-name="ce7">
            <text:p>8,392.19</text:p>
          </table:table-cell>
          <table:table-cell office:value-type="float" office:value="17821" table:style-name="ce6">
            <text:p>17,821</text:p>
          </table:table-cell>
          <table:table-cell office:value-type="float" office:value="16614.71981745943" table:style-name="ce7">
            <text:p>16,614.72</text:p>
          </table:table-cell>
          <table:table-cell office:value-type="float" office:value="11421" table:style-name="ce6">
            <text:p>11,421</text:p>
          </table:table-cell>
          <table:table-cell office:value-type="float" office:value="11071.3621013503" table:style-name="ce7">
            <text:p>11,071.36</text:p>
          </table:table-cell>
          <table:table-cell office:value-type="float" office:value="4417" table:style-name="ce6">
            <text:p>4,417</text:p>
          </table:table-cell>
          <table:table-cell office:value-type="float" office:value="4327.2370720725039" table:style-name="ce7">
            <text:p>4,327.24</text:p>
          </table:table-cell>
          <table:table-cell office:value-type="float" office:value="338" table:style-name="ce6">
            <text:p>338</text:p>
          </table:table-cell>
          <table:table-cell office:value-type="float" office:value="333.72702702710001" table:style-name="ce7">
            <text:p>333.73</text:p>
          </table:table-cell>
          <table:table-cell office:value-type="float" office:value="185" table:style-name="ce6">
            <text:p>185</text:p>
          </table:table-cell>
          <table:table-cell office:value-type="float" office:value="182.00303153160002" table:style-name="ce7">
            <text:p>182.00</text:p>
          </table:table-cell>
          <table:table-cell office:value-type="float" office:value="43484" table:style-name="ce8">
            <text:p>43,484</text:p>
          </table:table-cell>
          <table:table-cell office:value-type="float" office:value="40921.24086999015" table:style-name="ce9">
            <text:p>40,921.24</text:p>
          </table:table-cell>
          <table:table-cell office:value-type="float" office:value="4938" table:style-name="ce6">
            <text:p>4,938</text:p>
          </table:table-cell>
          <table:table-cell office:value-type="float" office:value="4759.6064915850975" table:style-name="ce7">
            <text:p>4,759.61</text:p>
          </table:table-cell>
          <table:table-cell office:value-type="float" office:value="697" table:style-name="ce6">
            <text:p>697</text:p>
          </table:table-cell>
          <table:table-cell office:value-type="float" office:value="693.28743480279991" table:style-name="ce7">
            <text:p>693.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635" table:style-name="ce8">
            <text:p>5,635</text:p>
          </table:table-cell>
          <table:table-cell office:value-type="float" office:value="5452.8939263878974" table:style-name="ce9">
            <text:p>5,452.89</text:p>
          </table:table-cell>
          <table:table-cell table:style-name="ce7"/>
          <table:table-cell office:value-type="float" office:value="49119" table:style-name="ce8">
            <text:p>49,119</text:p>
          </table:table-cell>
          <table:table-cell office:value-type="float" office:value="46374.13479637805" table:style-name="ce9">
            <text:p>46,374.13</text:p>
          </table:table-cell>
          <table:table-cell office:value-type="currency" office:value="117036443" table:style-name="ce10">
            <text:p>£117,036,443.00</text:p>
          </table:table-cell>
          <table:table-cell office:value-type="currency" office:value="8745434.3000000119" table:style-name="ce10">
            <text:p>£8,745,434.30</text:p>
          </table:table-cell>
          <table:table-cell office:value-type="currency" office:value="1962177.6999999997" table:style-name="ce10">
            <text:p>£1,962,177.70</text:p>
          </table:table-cell>
          <table:table-cell office:value-type="currency" office:value="2736489.6599999997" table:style-name="ce10">
            <text:p>£2,736,489.66</text:p>
          </table:table-cell>
          <table:table-cell office:value-type="currency" office:value="32476866.920000002" table:style-name="ce10">
            <text:p>£32,476,866.92</text:p>
          </table:table-cell>
          <table:table-cell office:value-type="currency" office:value="12869082.610000001" table:style-name="ce10">
            <text:p>£12,869,082.61</text:p>
          </table:table-cell>
          <table:table-cell office:value-type="currency" office:value="175826494.19000003" table:style-name="ce11">
            <text:p>£175,826,494.19</text:p>
          </table:table-cell>
          <table:table-cell office:value-type="currency" office:value="21798473.039999999" table:style-name="ce10">
            <text:p>£21,798,473.04</text:p>
          </table:table-cell>
          <table:table-cell office:value-type="currency" office:value="14843945.479999995" table:style-name="ce10">
            <text:p>£14,843,945.48</text:p>
          </table:table-cell>
          <table:table-cell office:value-type="currency" office:value="36642418.519999996" table:style-name="ce11">
            <text:p>£36,642,418.52</text:p>
          </table:table-cell>
          <table:table-cell office:value-type="currency" office:value="212468912.71000004" table:style-name="ce12">
            <text:p>£212,468,912.71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7" table:style-name="ce6">
            <text:p>417</text:p>
          </table:table-cell>
          <table:table-cell office:value-type="float" office:value="315.33" table:style-name="ce7">
            <text:p>315.33</text:p>
          </table:table-cell>
          <table:table-cell office:value-type="float" office:value="312" table:style-name="ce6">
            <text:p>312</text:p>
          </table:table-cell>
          <table:table-cell office:value-type="float" office:value="278.92" table:style-name="ce7">
            <text:p>278.92</text:p>
          </table:table-cell>
          <table:table-cell office:value-type="float" office:value="448" table:style-name="ce6">
            <text:p>448</text:p>
          </table:table-cell>
          <table:table-cell office:value-type="float" office:value="433.21" table:style-name="ce7">
            <text:p>433.21</text:p>
          </table:table-cell>
          <table:table-cell office:value-type="float" office:value="106" table:style-name="ce6">
            <text:p>106</text:p>
          </table:table-cell>
          <table:table-cell office:value-type="float" office:value="103.87" table:style-name="ce7">
            <text:p>103.8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83" table:style-name="ce8">
            <text:p>1,283</text:p>
          </table:table-cell>
          <table:table-cell office:value-type="float" office:value="1131.33" table:style-name="ce9">
            <text:p>1,131.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.00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9">
            <text:p>16.00</text:p>
          </table:table-cell>
          <table:table-cell table:style-name="ce7"/>
          <table:table-cell office:value-type="float" office:value="1299" table:style-name="ce8">
            <text:p>1,299</text:p>
          </table:table-cell>
          <table:table-cell office:value-type="float" office:value="1147.33" table:style-name="ce9">
            <text:p>1,147.33</text:p>
          </table:table-cell>
          <table:table-cell office:value-type="currency" office:value="2952198.16" table:style-name="ce10">
            <text:p>£2,952,198.16</text:p>
          </table:table-cell>
          <table:table-cell office:value-type="currency" office:value="26921.79" table:style-name="ce10">
            <text:p>£26,921.79</text:p>
          </table:table-cell>
          <table:table-cell office:value-type="currency" office:value="0" table:style-name="ce10">
            <text:p>£0.00</text:p>
          </table:table-cell>
          <table:table-cell office:value-type="currency" office:value="178316.79" table:style-name="ce10">
            <text:p>£178,316.79</text:p>
          </table:table-cell>
          <table:table-cell office:value-type="currency" office:value="808241.2" table:style-name="ce10">
            <text:p>£808,241.20</text:p>
          </table:table-cell>
          <table:table-cell office:value-type="currency" office:value="311774.88" table:style-name="ce10">
            <text:p>£311,774.88</text:p>
          </table:table-cell>
          <table:table-cell office:value-type="currency" office:value="4277452.82" table:style-name="ce11">
            <text:p>£4,277,452.82</text:p>
          </table:table-cell>
          <table:table-cell office:value-type="currency" office:value="325265.43" table:style-name="ce10">
            <text:p>£325,265.43</text:p>
          </table:table-cell>
          <table:table-cell office:value-type="currency" office:value="0" table:style-name="ce10">
            <text:p>£0.00</text:p>
          </table:table-cell>
          <table:table-cell office:value-type="currency" office:value="325265.43" table:style-name="ce11">
            <text:p>£325,265.43</text:p>
          </table:table-cell>
          <table:table-cell office:value-type="currency" office:value="4602718.25" table:style-name="ce12">
            <text:p>£4,602,718.2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6" table:style-name="ce6">
            <text:p>176</text:p>
          </table:table-cell>
          <table:table-cell office:value-type="float" office:value="171.4" table:style-name="ce7">
            <text:p>171.40</text:p>
          </table:table-cell>
          <table:table-cell office:value-type="float" office:value="424" table:style-name="ce6">
            <text:p>424</text:p>
          </table:table-cell>
          <table:table-cell office:value-type="float" office:value="403.5" table:style-name="ce7">
            <text:p>403.50</text:p>
          </table:table-cell>
          <table:table-cell office:value-type="float" office:value="404" table:style-name="ce6">
            <text:p>404</text:p>
          </table:table-cell>
          <table:table-cell office:value-type="float" office:value="396.6" table:style-name="ce7">
            <text:p>396.60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7">
            <text:p>39.0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59" table:style-name="ce8">
            <text:p>1,059</text:p>
          </table:table-cell>
          <table:table-cell office:value-type="float" office:value="1025.5" table:style-name="ce9">
            <text:p>1,025.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60" table:style-name="ce8">
            <text:p>1,060</text:p>
          </table:table-cell>
          <table:table-cell office:value-type="float" office:value="1026.5" table:style-name="ce9">
            <text:p>1,026.50</text:p>
          </table:table-cell>
          <table:table-cell office:value-type="currency" office:value="3451553" table:style-name="ce10">
            <text:p>£3,451,553.00</text:p>
          </table:table-cell>
          <table:table-cell office:value-type="currency" office:value="138218" table:style-name="ce10">
            <text:p>£138,218.00</text:p>
          </table:table-cell>
          <table:table-cell office:value-type="currency" office:value="-1933" table:style-name="ce10">
            <text:p>-£1,933.00</text:p>
          </table:table-cell>
          <table:table-cell office:value-type="currency" office:value="10766" table:style-name="ce10">
            <text:p>£10,766.00</text:p>
          </table:table-cell>
          <table:table-cell office:value-type="currency" office:value="983035" table:style-name="ce10">
            <text:p>£983,035.00</text:p>
          </table:table-cell>
          <table:table-cell office:value-type="currency" office:value="411281" table:style-name="ce10">
            <text:p>£411,281.00</text:p>
          </table:table-cell>
          <table:table-cell office:value-type="currency" office:value="4992920" table:style-name="ce11">
            <text:p>£4,992,920.00</text:p>
          </table:table-cell>
          <table:table-cell office:value-type="currency" office:value="-21707" table:style-name="ce10">
            <text:p>-£21,707.00</text:p>
          </table:table-cell>
          <table:table-cell office:value-type="currency" office:value="0" table:style-name="ce10">
            <text:p>£0.00</text:p>
          </table:table-cell>
          <table:table-cell office:value-type="currency" office:value="-21707" table:style-name="ce11">
            <text:p>-£21,707.00</text:p>
          </table:table-cell>
          <table:table-cell office:value-type="currency" office:value="4971213" table:style-name="ce12">
            <text:p>£4,971,213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7.6" table:style-name="ce7">
            <text:p>7.60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.00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7">
            <text:p>35.00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" table:style-name="ce8">
            <text:p>59</text:p>
          </table:table-cell>
          <table:table-cell office:value-type="float" office:value="58.3" table:style-name="ce9">
            <text:p>58.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9" table:style-name="ce8">
            <text:p>59</text:p>
          </table:table-cell>
          <table:table-cell office:value-type="float" office:value="58.3" table:style-name="ce9">
            <text:p>58.30</text:p>
          </table:table-cell>
          <table:table-cell office:value-type="currency" office:value="194294.38" table:style-name="ce10">
            <text:p>£194,294.38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4.12" table:style-name="ce10">
            <text:p>£54.12</text:p>
          </table:table-cell>
          <table:table-cell office:value-type="currency" office:value="53039.9" table:style-name="ce10">
            <text:p>£53,039.90</text:p>
          </table:table-cell>
          <table:table-cell office:value-type="currency" office:value="21150.82" table:style-name="ce10">
            <text:p>£21,150.82</text:p>
          </table:table-cell>
          <table:table-cell office:value-type="currency" office:value="268539.21999999997" table:style-name="ce11">
            <text:p>£268,539.2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8539.21999999997" table:style-name="ce12">
            <text:p>£268,539.2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5" table:style-name="ce6">
            <text:p>95</text:p>
          </table:table-cell>
          <table:table-cell office:value-type="float" office:value="89.81" table:style-name="ce7">
            <text:p>89.81</text:p>
          </table:table-cell>
          <table:table-cell office:value-type="float" office:value="123" table:style-name="ce6">
            <text:p>123</text:p>
          </table:table-cell>
          <table:table-cell office:value-type="float" office:value="121.59" table:style-name="ce7">
            <text:p>121.59</text:p>
          </table:table-cell>
          <table:table-cell office:value-type="float" office:value="101" table:style-name="ce6">
            <text:p>101</text:p>
          </table:table-cell>
          <table:table-cell office:value-type="float" office:value="100.23" table:style-name="ce7">
            <text:p>100.23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.0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50" table:style-name="ce8">
            <text:p>350</text:p>
          </table:table-cell>
          <table:table-cell office:value-type="float" office:value="336.63" table:style-name="ce9">
            <text:p>336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9">
            <text:p>6.00</text:p>
          </table:table-cell>
          <table:table-cell table:style-name="ce7"/>
          <table:table-cell office:value-type="float" office:value="356" table:style-name="ce8">
            <text:p>356</text:p>
          </table:table-cell>
          <table:table-cell office:value-type="float" office:value="342.63" table:style-name="ce9">
            <text:p>342.63</text:p>
          </table:table-cell>
          <table:table-cell office:value-type="currency" office:value="1088300.9099999999" table:style-name="ce10">
            <text:p>£1,088,300.91</text:p>
          </table:table-cell>
          <table:table-cell office:value-type="currency" office:value="12961.67" table:style-name="ce10">
            <text:p>£12,961.67</text:p>
          </table:table-cell>
          <table:table-cell office:value-type="currency" office:value="3250" table:style-name="ce10">
            <text:p>£3,250.00</text:p>
          </table:table-cell>
          <table:table-cell office:value-type="currency" office:value="12003.92" table:style-name="ce10">
            <text:p>£12,003.92</text:p>
          </table:table-cell>
          <table:table-cell office:value-type="currency" office:value="267523.71999999997" table:style-name="ce10">
            <text:p>£267,523.72</text:p>
          </table:table-cell>
          <table:table-cell office:value-type="currency" office:value="117799.96" table:style-name="ce10">
            <text:p>£117,799.96</text:p>
          </table:table-cell>
          <table:table-cell office:value-type="currency" office:value="1501840.1799999997" table:style-name="ce11">
            <text:p>£1,501,840.18</text:p>
          </table:table-cell>
          <table:table-cell office:value-type="currency" office:value="0" table:style-name="ce10">
            <text:p>£0.00</text:p>
          </table:table-cell>
          <table:table-cell office:value-type="currency" office:value="70931.86" table:style-name="ce10">
            <text:p>£70,931.86</text:p>
          </table:table-cell>
          <table:table-cell office:value-type="currency" office:value="70931.86" table:style-name="ce11">
            <text:p>£70,931.86</text:p>
          </table:table-cell>
          <table:table-cell office:value-type="currency" office:value="1572772.0399999998" table:style-name="ce12">
            <text:p>£1,572,772.0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8" table:style-name="ce6">
            <text:p>8</text:p>
          </table:table-cell>
          <table:table-cell office:value-type="float" office:value="7.5" table:style-name="ce7">
            <text:p>7.50</text:p>
          </table:table-cell>
          <table:table-cell office:value-type="float" office:value="93" table:style-name="ce6">
            <text:p>93</text:p>
          </table:table-cell>
          <table:table-cell office:value-type="float" office:value="90.93" table:style-name="ce7">
            <text:p>90.93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6" table:style-name="ce8">
            <text:p>116</text:p>
          </table:table-cell>
          <table:table-cell office:value-type="float" office:value="113.23" table:style-name="ce9">
            <text:p>113.2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.00</text:p>
          </table:table-cell>
          <table:table-cell table:style-name="ce7"/>
          <table:table-cell office:value-type="float" office:value="118" table:style-name="ce8">
            <text:p>118</text:p>
          </table:table-cell>
          <table:table-cell office:value-type="float" office:value="115.23" table:style-name="ce9">
            <text:p>115.23</text:p>
          </table:table-cell>
          <table:table-cell office:value-type="currency" office:value="331683.25" table:style-name="ce10">
            <text:p>£331,683.25</text:p>
          </table:table-cell>
          <table:table-cell office:value-type="currency" office:value="7146.98" table:style-name="ce10">
            <text:p>£7,146.98</text:p>
          </table:table-cell>
          <table:table-cell office:value-type="currency" office:value="82694.16" table:style-name="ce10">
            <text:p>£82,694.16</text:p>
          </table:table-cell>
          <table:table-cell office:value-type="currency" office:value="0" table:style-name="ce10">
            <text:p>£0.00</text:p>
          </table:table-cell>
          <table:table-cell office:value-type="currency" office:value="84930.03" table:style-name="ce10">
            <text:p>£84,930.03</text:p>
          </table:table-cell>
          <table:table-cell office:value-type="currency" office:value="46018.43" table:style-name="ce10">
            <text:p>£46,018.43</text:p>
          </table:table-cell>
          <table:table-cell office:value-type="currency" office:value="552472.85000000009" table:style-name="ce11">
            <text:p>£552,472.85</text:p>
          </table:table-cell>
          <table:table-cell office:value-type="currency" office:value="16164.51" table:style-name="ce10">
            <text:p>£16,164.51</text:p>
          </table:table-cell>
          <table:table-cell office:value-type="currency" office:value="0" table:style-name="ce10">
            <text:p>£0.00</text:p>
          </table:table-cell>
          <table:table-cell office:value-type="currency" office:value="16164.51" table:style-name="ce11">
            <text:p>£16,164.51</text:p>
          </table:table-cell>
          <table:table-cell office:value-type="currency" office:value="568637.3600000001" table:style-name="ce12">
            <text:p>£568,637.3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16384"/>
        </table:table-row>
        <table:table-row table:number-rows-repeated="1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ji Mathew John</meta:initial-creator>
    <dc:creator>Mathew John Raji</dc:creator>
    <meta:creation-date>2022-05-25T10:02:41Z</meta:creation-date>
    <dc:date>2023-06-27T08:32:14Z</dc:date>
  </office:meta>
</office:document-meta>
</file>